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Dissertation Writeup</text:h>
      <text:h text:style-name="Heading_20_2" text:outline-level="2">Abstract</text:h>
      <text:h text:style-name="Heading_20_2" text:outline-level="2">Declaration</text:h>
      <text:h text:style-name="Heading_20_2" text:outline-level="2">Introduction</text:h>
      <text:h text:style-name="Heading_20_3" text:outline-level="3">Introduction</text:h>
      <text:p text:style-name="Text_20_body">This chapter will outline the structure of this dissertation, the definition of the problem and how I attempted to solve it presented as Aims and Objectives.</text:p>
      <text:h text:style-name="Heading_20_3" text:outline-level="3">Structure of this Dissertation</text:h>
      <text:p text:style-name="Text_20_body">Chapter One outlines the Problem this project is attempt to solve, my hypothesis on how it could potentially be solved, a list of Aims and Objectives that must be met to solve this problem and a set of Deliverables that must be provided for the project to be considered complete.</text:p>
      <text:p text:style-name="Text_20_body">Chapter Two is the compilation of all my Background Research into the technologies and concepts this project will need to explore. As well as research on similar work.</text:p>
      <text:p text:style-name="Text_20_body">Chapter Three will detail the Design and Implementation of my project. Starting with basic engineering problems and then continuing to deal with several different Algorithm designs I implemented in an attempt to solve the problem.</text:p>
      <text:p text:style-name="Text_20_body">Chapter Four will analyse whether this project met the Aims and Objectives set and provided all Deliverables. I will also analyse what went wrong, and what went right, during the course of the project.</text:p>
      <text:h text:style-name="Heading_20_3" text:outline-level="3">Definition of Problem</text:h>
      <text:p text:style-name="Text_20_body">In video games and other real-time simulations, such as training simulators, the internal structure of objects and its effect on their behaviour is only roughly approximated. This means that when real-time modification of an objects shape occurs, such as in a building being destroyed or a tree knocked down, it is often predetermined in which way this will occur. In many cases this is acceptable and within the scope of what the designer wants to achieve. However games with a more open-ended approach to play may prefer this sort of scenery modification to be at the hands of their players. Currently there are a very limited selection of tools available to implement real-time modification of the game world and it's objects in arbitrary ways.</text:p>
      <text:p text:style-name="Text_20_body">The reason for this is that simulating the various pressure and stress forces of an object and rendering the visible results is computationally expensive, requiring many expensive TODO</text:p>
      <text:h text:style-name="Heading_20_3" text:outline-level="3">Hypothesis</text:h>
      <text:p text:style-name="Text_20_body"/>
      <text:h text:style-name="Heading_20_3" text:outline-level="3"><text:soft-page-break/>Aims and Objectives</text:h>
      <text:p text:style-name="Text_20_body"/>
      <text:h text:style-name="Heading_20_3" text:outline-level="3">Deliverables</text:h>
      <text:p text:style-name="Text_20_body"/>
      <text:h text:style-name="Heading_20_3" text:outline-level="3">Summary</text:h>
      <text:p text:style-name="Text_20_body"/>
      <text:h text:style-name="Heading_20_2" text:outline-level="2">Background Research</text:h>
      <text:p text:style-name="Text_20_body"/>
      <text:h text:style-name="Heading_20_3" text:outline-level="3">Introduction</text:h>
      <text:p text:style-name="Text_20_body"/>
      <text:h text:style-name="Heading_20_3" text:outline-level="3">Limitations of Current Realtime Physics Systems</text:h>
      <text:p text:style-name="Text_20_body"/>
      <text:h text:style-name="Heading_20_3" text:outline-level="3">What are Voxels?</text:h>
      <text:p text:style-name="Text_20_body"/>
      <text:h text:style-name="Heading_20_3" text:outline-level="3">The Marching Cubes Algorithm</text:h>
      <text:p text:style-name="Text_20_body"/>
      <text:h text:style-name="Heading_20_3" text:outline-level="3">Similar Work</text:h>
      <text:h text:style-name="Heading_20_3" text:outline-level="3">Summary</text:h>
      <text:p text:style-name="Text_20_body"/>
      <text:h text:style-name="Heading_20_2" text:outline-level="2">Design and Implementation</text:h>
      <text:h text:style-name="Heading_20_3" text:outline-level="3">Introduction</text:h>
      <text:h text:style-name="Heading_20_3" text:outline-level="3">Integration with Bullet Physics</text:h>
      <text:h text:style-name="Heading_20_3" text:outline-level="3">Convex Decomposition on Voxel Fields</text:h>
      <text:h text:style-name="Heading_20_3" text:outline-level="3">First Algorithm – Iterative Approach</text:h>
      <text:p text:style-name="Text_20_body"><text:tab/>Algorithm Design and Theory</text:p>
      <text:p text:style-name="Text_20_body"><text:tab/>Algorithm Implementation</text:p>
      <text:p text:style-name="Text_20_body"><text:soft-page-break/><text:tab/>Analysis</text:p>
      <text:p text:style-name="Text_20_body"><text:tab/><text:tab/>Bottlenecks</text:p>
      <text:p text:style-name="Text_20_body"><text:tab/><text:tab/>Quirks</text:p>
      <text:p text:style-name="Text_20_body"><text:tab/><text:tab/>End Result</text:p>
      <text:h text:style-name="Heading_20_3" text:outline-level="3">Second Algorithm – Phased Approach</text:h>
      <text:p text:style-name="Standard"><text:tab/>Algorithm Design and Theory</text:p>
      <text:p text:style-name="Text_20_body"><text:tab/>Algorithm Implementation</text:p>
      <text:p text:style-name="Text_20_body"><text:tab/>Analysis</text:p>
      <text:p text:style-name="Text_20_body"><text:tab/><text:tab/>Bottlenecks</text:p>
      <text:p text:style-name="Text_20_body"><text:tab/><text:tab/>Quirks</text:p>
      <text:p text:style-name="Text_20_body"><text:tab/><text:tab/>End Result</text:p>
      <text:h text:style-name="Heading_20_3" text:outline-level="3">Third Algorithm – Shape Analysis</text:h>
      <text:p text:style-name="Standard"><text:tab/>Algorithm Design and Theory</text:p>
      <text:p text:style-name="Text_20_body"><text:tab/>Algorithm Implementation</text:p>
      <text:p text:style-name="Text_20_body"><text:tab/>Analysis</text:p>
      <text:p text:style-name="Text_20_body"><text:tab/><text:tab/>Bottlenecks</text:p>
      <text:p text:style-name="Text_20_body"><text:tab/><text:tab/>Quirks</text:p>
      <text:p text:style-name="Text_20_body"><text:tab/><text:tab/>End Result</text:p>
      <text:h text:style-name="Heading_20_3" text:outline-level="3">Comparison of Implemented Algorithms</text:h>
      <text:h text:style-name="Heading_20_3" text:outline-level="3">Summary</text:h>
      <text:p text:style-name="Text_20_body"/>
      <text:h text:style-name="Heading_20_2" text:outline-level="2">Conclusion and Project Evaluation</text:h>
      <text:h text:style-name="Heading_20_3" text:outline-level="3">Introduction</text:h>
      <text:p text:style-name="Text_20_body"/>
      <text:h text:style-name="Heading_20_3" text:outline-level="3">Conclusion</text:h>
      <text:p text:style-name="Text_20_body"><text:tab/>Satisfaction of the aims and objectives.</text:p>
      <text:p text:style-name="Text_20_body"><text:tab/>Overall conclusion.</text:p>
      <text:p text:style-name="Text_20_body"/>
      <text:h text:style-name="Heading_20_3" text:outline-level="3">Evaluation</text:h>
      <text:p text:style-name="Text_20_body"><text:tab/>Sticking to the Time Plan</text:p>
      <text:p text:style-name="Text_20_body"><text:tab/>What did I learn?</text:p>
      <text:p text:style-name="Text_20_body"><text:soft-page-break/><text:tab/>What went well?</text:p>
      <text:p text:style-name="Text_20_body"><text:tab/>What could have gone better?</text:p>
      <text:h text:style-name="Heading_20_3" text:outline-level="3">Further Work</text:h>
      <text:h text:style-name="Heading_20_3" text:outline-level="3">Summmary</text:h>
      <text:h text:style-name="Heading_20_2" text:outline-level="2">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wis Wakeford</meta:initial-creator>
    <meta:creation-date>2013-05-02T07:05:33.46</meta:creation-date>
    <dc:date>2013-05-02T08:02:20.17</dc:date>
    <dc:creator>Lewis Wakeford</dc:creator>
    <meta:editing-duration>PT56M46S</meta:editing-duration>
    <meta:editing-cycles>6</meta:editing-cycles>
    <meta:generator>OpenOffice.org/3.3$Win32 OpenOffice.org_project/330m20$Build-9567</meta:generator>
    <meta:document-statistic meta:table-count="0" meta:image-count="0" meta:object-count="0" meta:page-count="4" meta:paragraph-count="65" meta:word-count="465" meta:character-count="3047"/>
  </office:meta>
</office:document-meta>
</file>